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151949" officeooo:paragraph-rsid="00151949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R = 2 / 573 = 0.0035</text:p>
      <text:p text:style-name="P1"/>
      <text:p text:style-name="Preformatted_20_Text">Title, Flying Goat Pose.</text:p>
      <text:p text:style-name="Preformatted_20_Text">With that rear leg lifted, index fingers growing out of your skull<text:span text:style-name="T2">.</text:span></text:p>
      <text:p text:style-name="Preformatted_20_Text"><text:span text:style-name="T2">Straighte</text:span>n that standing leg until you come into flying goat pose, Mark said.</text:p>
      <text:p text:style-name="Preformatted_20_Text">He timed this for the exact moment Terry walked into the room.</text:p>
      <text:p text:style-name="Preformatted_20_Text">We all worked for GE.</text:p>
      <text:p text:style-name="Preformatted_20_Text">In our cynical moments, we labeled it Generous Electric.</text:p>
      <text:p text:style-name="Preformatted_20_Text">The company allowed a yoga class at lunchtime.</text:p>
      <text:p text:style-name="Preformatted_20_Text">It had to fit within the allowed lunch hour, which was 45 minutes.</text:p>
      <text:p text:style-name="Preformatted_20_Text">The fitness center was a 10-minute walk each way in the Boston plant.</text:p>
      <text:p text:style-name="Preformatted_20_Text">Changing clothes takes five minutes each way.</text:p>
      <text:p text:style-name="Preformatted_20_Text">We had 15 minutes for a yoga class.</text:p>
      <text:p text:style-name="Preformatted_20_Text">We took exception to this corporate generosity.</text:p>
      <text:p text:style-name="Preformatted_20_Text">You see, there was a history.</text:p>
      <text:p text:style-name="Preformatted_20_Text">The fitness center in Boston where we practiced itself came into being in 1983.</text:p>
      <text:p text:style-name="Preformatted_20_Text">This was a time when professional employees nationwide were impatient for modernization.</text:p>
      <text:p text:style-name="Preformatted_20_Text">The <text:span text:style-name="T2">Generous</text:span> headquarters in Cincinnati installed a fitness center complete with a swimming</text:p>
      <text:p text:style-name="Preformatted_20_Text">pool.</text:p>
      <text:p text:style-name="Preformatted_20_Text">They made a big deal announcing it.</text:p>
      <text:p text:style-name="Preformatted_20_Text">In a nod to one-third of the company that worked in Boston, they promised to install</text:p>
      <text:p text:style-name="Preformatted_20_Text">a salad bar in our cafeteria.</text:p>
      <text:p text:style-name="Preformatted_20_Text">Since Cincinnati employees paid use fees for the fitness center, we guessed the company</text:p>
      <text:p text:style-name="Preformatted_20_Text">believed all was fair.</text:p>
      <text:p text:style-name="Preformatted_20_Text">There ensued a ruckus.</text:p>
      <text:p text:style-name="Preformatted_20_Text">When the dust settled, we got a fitness center.</text:p>
      <text:p text:style-name="Preformatted_20_Text">But we would not get a pool, and the 45-minute lunch hour would not change.</text:p>
      <text:p text:style-name="Preformatted_20_Text">Yoga had yet to become popular with the corporate crowd.</text:p>
      <text:p text:style-name="Preformatted_20_Text">There was an unused conference room in the new center that would become our yoga room</text:p>
      <text:p text:style-name="Preformatted_20_Text">in a few years.</text:p>
      <text:p text:style-name="Preformatted_20_Text">Meanwhile, we took an hour and 15 minutes for lunch after that.</text:p>
      <text:p text:style-name="Preformatted_20_Text">This was after several visitors from Boston to headquarters reported that the Cincinnati</text:p>
      <text:p text:style-name="Preformatted_20_Text">folks were doing just that.</text:p>
      <text:p text:style-name="Preformatted_20_Text">We knew we could get away with it.</text:p>
      <text:p text:style-name="Preformatted_20_Text">For quite a while after that change in outlook, we pedaled, ran, and lifted our way through</text:p>
      <text:p text:style-name="Preformatted_20_Text">our one-hour and 15-minute lunch hour.</text:p>
      <text:p text:style-name="Preformatted_20_Text">Then sometime in the late 1990s, we began yoga classes.</text:p>
      <text:p text:style-name="Preformatted_20_Text">We never forgot the salad bar, and we used an hour and 15 minutes to make a 45-minute</text:p>
      <text:p text:style-name="Preformatted_20_Text">class.</text:p>
      <text:p text:style-name="Preformatted_20_Text">As long as we did not raise the issue, the company left us alone.</text:p>
      <text:p text:style-name="Preformatted_20_Text">We felt like we were practicing yoga as a community.</text:p>
      <text:p text:style-name="Preformatted_20_Text">Some of our yoga folks worked right up to the official lunch hour and caused everybody</text:p>
      <text:p text:style-name="Preformatted_20_Text">to wait.</text:p>
      <text:p text:style-name="Preformatted_20_Text">Why would not we start without them?</text:p>
      <text:p text:style-name="Preformatted_20_Text">The yoga room was a converted conference room.</text:p>
      <text:p text:style-name="Preformatted_20_Text">We could barely fit everybody packed mat to mat.</text:p>
      <text:p text:style-name="Preformatted_20_Text">So what?</text:p>
      <text:p text:style-name="Preformatted_20_Text">The steel doors swung inward, and a latecomer may get a tap on the head.</text:p>
      <text:p text:style-name="Preformatted_20_Text">Terry was a consistent offender.</text:p>
      <text:p text:style-name="Preformatted_20_Text">We grumbled within our yoga family.</text:p>
      <text:p text:style-name="Preformatted_20_Text"><text:soft-page-break/>One of our family was not practicing community yoga.</text:p>
      <text:p text:style-name="Preformatted_20_Text">Mark had begun teaching this class a few years previously.</text:p>
      <text:p text:style-name="Preformatted_20_Text">He began to think.</text:p>
      <text:p text:style-name="Preformatted_20_Text">Nothing like a good old shaming, Mark figured and came up with flying goat pose.</text:p>
      <text:p text:style-name="Preformatted_20_Text">This is best done at the very beginning of class for the most shame effect.</text:p>
      <text:p text:style-name="Preformatted_20_Text">Leave the doors open.</text:p>
      <text:p text:style-name="Preformatted_20_Text">Listen for the consistent offender to approach.</text:p>
      <text:p text:style-name="Preformatted_20_Text">Make horns grow from each temple using your hands with pointers extended.</text:p>
      <text:p text:style-name="Preformatted_20_Text">Then with your knees bent deeply to protect your low back, lower your torso into a forward</text:p>
      <text:p text:style-name="Preformatted_20_Text">fold.</text:p>
      <text:p text:style-name="Preformatted_20_Text">Also rest on thighs.</text:p>
      <text:p text:style-name="Preformatted_20_Text">Now extend one leg backwards towards a runner's lunge and at the same time lift up towards</text:p>
      <text:p text:style-name="Preformatted_20_Text">a warrior three pose.</text:p>
      <text:p text:style-name="Preformatted_20_Text">Look towards the door and smile with best of intention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1.2$Windows_X86_64 LibreOffice_project/fcbaee479e84c6cd81291587d2ee68cba099e129</meta:generator>
    <dc:date>2023-04-28T11:37:16.508000000</dc:date>
    <meta:editing-duration>PT13M49S</meta:editing-duration>
    <meta:editing-cycles>1</meta:editing-cycles>
    <meta:document-statistic meta:table-count="0" meta:image-count="0" meta:object-count="0" meta:page-count="2" meta:paragraph-count="63" meta:word-count="582" meta:character-count="3167" meta:non-whitespace-character-count="2648"/>
  </office:meta>
</office:document-meta>
</file>